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auto" fo:break-after="auto"/>
    </style:style>
    <style:style style:name="P2" style:family="paragraph" style:parent-style-name="Heading_20_1" style:master-page-name="Standard">
      <style:paragraph-properties style:page-number="1" fo:break-before="auto" fo:break-after="auto"/>
    </style:style>
    <style:style style:name="P3" style:family="paragraph" style:parent-style-name="Heading_20_4">
      <style:paragraph-properties fo:break-before="auto" fo:break-after="auto"/>
    </style:style>
    <style:style style:name="P4" style:family="paragraph" style:parent-style-name="Heading_20_4">
      <style:text-properties officeooo:paragraph-rsid="000ad34c"/>
    </style:style>
    <style:style style:name="P5" style:family="paragraph" style:parent-style-name="Heading_20_4">
      <style:text-properties officeooo:paragraph-rsid="000ae19a"/>
    </style:style>
    <style:style style:name="P6" style:family="paragraph" style:parent-style-name="Standard">
      <style:text-properties officeooo:paragraph-rsid="000ad34c"/>
    </style:style>
    <style:style style:name="P7" style:family="paragraph" style:parent-style-name="Standard">
      <style:text-properties officeooo:paragraph-rsid="000ae19a"/>
    </style:style>
    <style:style style:name="P8" style:family="paragraph" style:parent-style-name="Text_20_body">
      <style:paragraph-properties fo:padding="0.049cm" fo:border="0.06pt solid #e3e3e3"/>
    </style:style>
    <style:style style:name="P9" style:family="paragraph" style:parent-style-name="Text_20_body" style:list-style-name="L1">
      <style:paragraph-properties fo:padding="0.049cm" fo:border="0.06pt solid #e3e3e3"/>
    </style:style>
    <style:style style:name="P10" style:family="paragraph" style:parent-style-name="Text_20_body">
      <style:paragraph-properties fo:padding="0.049cm" fo:border="0.06pt solid #e3e3e3"/>
      <style:text-properties fo:color="#c9211e" loext:opacity="100%"/>
    </style:style>
    <style:style style:name="P11" style:family="paragraph" style:parent-style-name="Text_20_body">
      <style:text-properties fo:color="#c9211e" loext:opacity="100%" officeooo:paragraph-rsid="000ad34c"/>
    </style:style>
    <style:style style:name="P12" style:family="paragraph" style:parent-style-name="Text_20_body">
      <style:paragraph-properties fo:padding="0.049cm" fo:border="0.06pt solid #e3e3e3"/>
      <style:text-properties fo:color="#c9211e" loext:opacity="100%" officeooo:paragraph-rsid="000ad34c"/>
    </style:style>
    <style:style style:name="P13" style:family="paragraph" style:parent-style-name="Text_20_body">
      <style:paragraph-properties fo:padding="0.049cm" fo:border="0.06pt solid #e3e3e3"/>
      <style:text-properties fo:color="#c9211e" loext:opacity="100%" loext:padding="0.049cm" loext:border="0.06pt solid #e3e3e3"/>
    </style:style>
    <style:style style:name="P14" style:family="paragraph" style:parent-style-name="Text_20_body">
      <style:text-properties fo:color="#c9211e" loext:opacity="100%" officeooo:paragraph-rsid="000ae19a" loext:padding="0.049cm" loext:border="0.06pt solid #e3e3e3"/>
    </style:style>
    <style:style style:name="P15" style:family="paragraph" style:parent-style-name="Text_20_body">
      <style:paragraph-properties fo:padding="0.049cm" fo:border="0.06pt solid #e3e3e3"/>
      <style:text-properties fo:color="#c9211e" loext:opacity="100%" officeooo:paragraph-rsid="000ae19a" loext:padding="0.049cm" loext:border="0.06pt solid #e3e3e3"/>
    </style:style>
    <style:style style:name="P16" style:family="paragraph" style:parent-style-name="Text_20_body" style:list-style-name="L12">
      <style:paragraph-properties fo:margin-top="0cm" fo:margin-bottom="0cm" style:contextual-spacing="false" fo:padding="0.049cm" fo:border="0.06pt solid #e3e3e3"/>
      <style:text-properties fo:color="#c9211e" loext:opacity="100%" loext:padding="0.049cm" loext:border="0.06pt solid #e3e3e3"/>
    </style:style>
    <style:style style:name="P17" style:family="paragraph" style:parent-style-name="Text_20_body" style:list-style-name="L12">
      <style:paragraph-properties fo:padding="0.049cm" fo:border="0.06pt solid #e3e3e3"/>
      <style:text-properties fo:color="#c9211e" loext:opacity="100%" loext:padding="0.049cm" loext:border="0.06pt solid #e3e3e3"/>
    </style:style>
    <style:style style:name="P18" style:family="paragraph" style:parent-style-name="Text_20_body" style:list-style-name="L13">
      <style:paragraph-properties fo:margin-top="0cm" fo:margin-bottom="0cm" style:contextual-spacing="false" fo:padding="0.049cm" fo:border="0.06pt solid #e3e3e3"/>
      <style:text-properties fo:color="#c9211e" loext:opacity="100%" loext:padding="0.049cm" loext:border="0.06pt solid #e3e3e3"/>
    </style:style>
    <style:style style:name="P19" style:family="paragraph" style:parent-style-name="Text_20_body" style:list-style-name="L13">
      <style:paragraph-properties fo:padding="0.049cm" fo:border="0.06pt solid #e3e3e3"/>
      <style:text-properties fo:color="#c9211e" loext:opacity="100%" loext:padding="0.049cm" loext:border="0.06pt solid #e3e3e3"/>
    </style:style>
    <style:style style:name="P20" style:family="paragraph" style:parent-style-name="Text_20_body" style:list-style-name="L16">
      <style:paragraph-properties fo:margin-top="0cm" fo:margin-bottom="0cm" style:contextual-spacing="false" fo:padding="0.049cm" fo:border="0.06pt solid #e3e3e3"/>
      <style:text-properties fo:color="#c9211e" loext:opacity="100%" loext:padding="0.049cm" loext:border="0.06pt solid #e3e3e3"/>
    </style:style>
    <style:style style:name="P21" style:family="paragraph" style:parent-style-name="Text_20_body" style:list-style-name="L16">
      <style:paragraph-properties fo:padding="0.049cm" fo:border="0.06pt solid #e3e3e3"/>
      <style:text-properties fo:color="#c9211e" loext:opacity="100%" loext:padding="0.049cm" loext:border="0.06pt solid #e3e3e3"/>
    </style:style>
    <style:style style:name="P22" style:family="paragraph" style:parent-style-name="Text_20_body" style:list-style-name="L17">
      <style:paragraph-properties fo:padding="0.049cm" fo:border="0.06pt solid #e3e3e3"/>
      <style:text-properties fo:color="#c9211e" loext:opacity="100%" loext:padding="0.049cm" loext:border="0.06pt solid #e3e3e3"/>
    </style:style>
    <style:style style:name="P23" style:family="paragraph" style:parent-style-name="Text_20_body" style:list-style-name="L7">
      <style:paragraph-properties fo:margin-top="0cm" fo:margin-bottom="0cm" style:contextual-spacing="false" fo:padding="0.049cm" fo:border="0.06pt solid #e3e3e3"/>
      <style:text-properties fo:color="#c9211e" loext:opacity="100%"/>
    </style:style>
    <style:style style:name="P24" style:family="paragraph" style:parent-style-name="Text_20_body" style:list-style-name="L7">
      <style:paragraph-properties fo:padding="0.049cm" fo:border="0.06pt solid #e3e3e3"/>
      <style:text-properties fo:color="#c9211e" loext:opacity="100%"/>
    </style:style>
    <style:style style:name="P25" style:family="paragraph" style:parent-style-name="Text_20_body" style:list-style-name="L8">
      <style:paragraph-properties fo:margin-top="0cm" fo:margin-bottom="0cm" style:contextual-spacing="false" fo:padding="0.049cm" fo:border="0.06pt solid #e3e3e3"/>
      <style:text-properties fo:color="#c9211e" loext:opacity="100%"/>
    </style:style>
    <style:style style:name="P26" style:family="paragraph" style:parent-style-name="Text_20_body" style:list-style-name="L8">
      <style:paragraph-properties fo:padding="0.049cm" fo:border="0.06pt solid #e3e3e3"/>
      <style:text-properties fo:color="#c9211e" loext:opacity="100%"/>
    </style:style>
    <style:style style:name="P27" style:family="paragraph" style:parent-style-name="Text_20_body">
      <style:text-properties fo:color="#c9211e" loext:opacity="100%" officeooo:paragraph-rsid="000ae19a"/>
    </style:style>
    <style:style style:name="P28" style:family="paragraph" style:parent-style-name="Text_20_body">
      <style:paragraph-properties fo:padding="0.049cm" fo:border="0.06pt solid #e3e3e3"/>
      <style:text-properties fo:color="#c9211e" loext:opacity="100%" officeooo:paragraph-rsid="000ae19a"/>
    </style:style>
    <style:style style:name="P29" style:family="paragraph" style:parent-style-name="Text_20_body" style:list-style-name="L9">
      <style:paragraph-properties fo:margin-top="0cm" fo:margin-bottom="0cm" style:contextual-spacing="false" fo:padding="0.049cm" fo:border="0.06pt solid #e3e3e3"/>
      <style:text-properties fo:color="#c9211e" loext:opacity="100%"/>
    </style:style>
    <style:style style:name="P30" style:family="paragraph" style:parent-style-name="Text_20_body" style:list-style-name="L9">
      <style:paragraph-properties fo:padding="0.049cm" fo:border="0.06pt solid #e3e3e3"/>
      <style:text-properties fo:color="#c9211e" loext:opacity="100%"/>
    </style:style>
    <style:style style:name="P31" style:family="paragraph" style:parent-style-name="Text_20_body" style:list-style-name="L10">
      <style:paragraph-properties fo:margin-top="0cm" fo:margin-bottom="0cm" style:contextual-spacing="false" fo:padding="0.049cm" fo:border="0.06pt solid #e3e3e3"/>
      <style:text-properties fo:color="#c9211e" loext:opacity="100%"/>
    </style:style>
    <style:style style:name="P32" style:family="paragraph" style:parent-style-name="Text_20_body" style:list-style-name="L10">
      <style:paragraph-properties fo:padding="0.049cm" fo:border="0.06pt solid #e3e3e3"/>
      <style:text-properties fo:color="#c9211e" loext:opacity="100%"/>
    </style:style>
    <style:style style:name="P33" style:family="paragraph" style:parent-style-name="Text_20_body" style:list-style-name="L11">
      <style:paragraph-properties fo:margin-top="0cm" fo:margin-bottom="0cm" style:contextual-spacing="false" fo:padding="0.049cm" fo:border="0.06pt solid #e3e3e3"/>
      <style:text-properties fo:color="#c9211e" loext:opacity="100%"/>
    </style:style>
    <style:style style:name="P34" style:family="paragraph" style:parent-style-name="Text_20_body" style:list-style-name="L11">
      <style:paragraph-properties fo:padding="0.049cm" fo:border="0.06pt solid #e3e3e3"/>
      <style:text-properties fo:color="#c9211e" loext:opacity="100%"/>
    </style:style>
    <style:style style:name="P35" style:family="paragraph" style:parent-style-name="Text_20_body" style:list-style-name="L15">
      <style:paragraph-properties fo:margin-top="0cm" fo:margin-bottom="0cm" style:contextual-spacing="false" fo:padding="0.049cm" fo:border="0.06pt solid #e3e3e3"/>
      <style:text-properties fo:color="#c9211e" loext:opacity="100%"/>
    </style:style>
    <style:style style:name="P36" style:family="paragraph" style:parent-style-name="Text_20_body" style:list-style-name="L15">
      <style:paragraph-properties fo:padding="0.049cm" fo:border="0.06pt solid #e3e3e3"/>
      <style:text-properties fo:color="#c9211e" loext:opacity="100%"/>
    </style:style>
    <style:style style:name="P37" style:family="paragraph" style:parent-style-name="Text_20_body" style:list-style-name="L2">
      <style:paragraph-properties fo:padding="0.049cm" fo:border="0.06pt solid #e3e3e3"/>
    </style:style>
    <style:style style:name="P38" style:family="paragraph" style:parent-style-name="Text_20_body" style:list-style-name="L3">
      <style:paragraph-properties fo:padding="0.049cm" fo:border="0.06pt solid #e3e3e3"/>
    </style:style>
    <style:style style:name="P39" style:family="paragraph" style:parent-style-name="Text_20_body" style:list-style-name="L4">
      <style:paragraph-properties fo:padding="0.049cm" fo:border="0.06pt solid #e3e3e3"/>
    </style:style>
    <style:style style:name="P40" style:family="paragraph" style:parent-style-name="Text_20_body" style:list-style-name="L5">
      <style:paragraph-properties fo:padding="0.049cm" fo:border="0.06pt solid #e3e3e3"/>
    </style:style>
    <style:style style:name="P41" style:family="paragraph" style:parent-style-name="Text_20_body">
      <style:paragraph-properties fo:padding="0.049cm" fo:border="0.06pt solid #e3e3e3"/>
      <style:text-properties loext:padding="0.049cm" loext:border="0.06pt solid #e3e3e3"/>
    </style:style>
    <style:style style:name="P42" style:family="paragraph" style:parent-style-name="Text_20_body" style:list-style-name="L6">
      <style:paragraph-properties fo:padding="0.049cm" fo:border="0.06pt solid #e3e3e3"/>
    </style:style>
    <style:style style:name="P43" style:family="paragraph" style:parent-style-name="Text_20_body" style:list-style-name="L7">
      <style:paragraph-properties fo:padding="0.049cm" fo:border="0.06pt solid #e3e3e3"/>
    </style:style>
    <style:style style:name="P44" style:family="paragraph" style:parent-style-name="Text_20_body" style:list-style-name="L8">
      <style:paragraph-properties fo:padding="0.049cm" fo:border="0.06pt solid #e3e3e3"/>
    </style:style>
    <style:style style:name="P45" style:family="paragraph" style:parent-style-name="Text_20_body" style:list-style-name="L9">
      <style:paragraph-properties fo:padding="0.049cm" fo:border="0.06pt solid #e3e3e3"/>
    </style:style>
    <style:style style:name="P46" style:family="paragraph" style:parent-style-name="Text_20_body" style:list-style-name="L10">
      <style:paragraph-properties fo:padding="0.049cm" fo:border="0.06pt solid #e3e3e3"/>
    </style:style>
    <style:style style:name="P47" style:family="paragraph" style:parent-style-name="Text_20_body" style:list-style-name="L11">
      <style:paragraph-properties fo:padding="0.049cm" fo:border="0.06pt solid #e3e3e3"/>
    </style:style>
    <style:style style:name="P48" style:family="paragraph" style:parent-style-name="Text_20_body" style:list-style-name="L12">
      <style:paragraph-properties fo:padding="0.049cm" fo:border="0.06pt solid #e3e3e3"/>
    </style:style>
    <style:style style:name="P49" style:family="paragraph" style:parent-style-name="Text_20_body" style:list-style-name="L13">
      <style:paragraph-properties fo:padding="0.049cm" fo:border="0.06pt solid #e3e3e3"/>
    </style:style>
    <style:style style:name="P50" style:family="paragraph" style:parent-style-name="Text_20_body" style:list-style-name="L14">
      <style:paragraph-properties fo:padding="0.049cm" fo:border="0.06pt solid #e3e3e3"/>
    </style:style>
    <style:style style:name="P51" style:family="paragraph" style:parent-style-name="Text_20_body" style:list-style-name="L15">
      <style:paragraph-properties fo:padding="0.049cm" fo:border="0.06pt solid #e3e3e3"/>
    </style:style>
    <style:style style:name="P52" style:family="paragraph" style:parent-style-name="Text_20_body" style:list-style-name="L16">
      <style:paragraph-properties fo:padding="0.049cm" fo:border="0.06pt solid #e3e3e3"/>
    </style:style>
    <style:style style:name="P53" style:family="paragraph" style:parent-style-name="Text_20_body" style:list-style-name="L17">
      <style:paragraph-properties fo:margin-top="0cm" fo:margin-bottom="0cm" style:contextual-spacing="false" fo:padding="0.049cm" fo:border="0.06pt solid #e3e3e3"/>
    </style:style>
    <style:style style:name="T1" style:family="text">
      <style:text-properties loext:padding="0.049cm" loext:border="0.06pt solid #e3e3e3"/>
    </style:style>
    <style:style style:name="T2" style:family="text">
      <style:text-properties fo:color="#c9211e" loext:opacity="100%"/>
    </style:style>
    <style:style style:name="T3" style:family="text">
      <style:text-properties fo:color="#c9211e" loext:opacity="100%" loext:padding="0.049cm" loext:border="0.06pt solid #e3e3e3"/>
    </style:style>
    <style:style style:name="T4" style:family="text">
      <style:text-properties officeooo:rsid="000ad34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56ddviay9eb3"/>Lista de QoS</text:p>
      <text:p text:style-name="P1">Prof. Wendell Rodrigues - RAV</text:p>
      <text:p text:style-name="P3"><text:bookmark text:name="_tqkg8zcm7v89"/>1) O que fez surgir a necessidade de QoS nas redes?</text:p>
      <text:p text:style-name="Standard"/>
      <text:p text:style-name="P10">A necessidade de Qualidade de Serviço (QoS) nas redes surgiu devido ao aumento na diversidade de tráfego e na demanda por diferentes tipos de aplicativos e serviços com requisitos distintos de desempenho. Aqui estão alguns dos principais fatores que contribuíram para essa necessidade:</text:p>
      <text:list xml:id="list1193598672" text:style-name="L1">
        <text:list-item>
          <text:p text:style-name="P9"><text:span text:style-name="Strong_20_Emphasis"><text:span text:style-name="T3">Crescimento do tráfego de dados</text:span></text:span><text:span text:style-name="T2">: Com o aumento exponencial do tráfego de dados nas redes, tornou-se essencial garantir que os recursos de rede fossem utilizados de forma eficiente e que os diferentes tipos de tráfego fossem tratados de maneira adequada.</text:span></text:p>
        </text:list-item>
        <text:list-item>
          <text:p text:style-name="P9"><text:span text:style-name="Strong_20_Emphasis"><text:span text:style-name="T3">Diversificação de aplicativos</text:span></text:span><text:span text:style-name="T2">: A proliferação de aplicativos com requisitos variados de largura de banda, latência e confiabilidade, como videoconferência, streaming de vídeo, VoIP, jogos online, entre outros, exigiu uma abordagem mais sofisticada para o gerenciamento de recursos de rede.</text:span></text:p>
        </text:list-item>
        <text:list-item>
          <text:p text:style-name="P9"><text:span text:style-name="Strong_20_Emphasis"><text:span text:style-name="T3">Competição por recursos limitados</text:span></text:span><text:span text:style-name="T2">: Os recursos de rede, como largura de banda, capacidade de processamento e armazenamento, são limitados e compartilhados entre os diversos serviços e usuários. Garantir que os recursos sejam alocados de forma justa e eficiente se tornou crucial.</text:span></text:p>
        </text:list-item>
        <text:list-item>
          <text:p text:style-name="P9"><text:span text:style-name="Strong_20_Emphasis"><text:span text:style-name="T3">Garantia de desempenho para aplicações críticas</text:span></text:span><text:span text:style-name="T2">: Certos aplicativos, como sistemas de telemedicina, transações financeiras online e comunicações de emergência, requerem garantias de desempenho para funcionar corretamente. QoS é essencial para fornecer essa garantia.</text:span></text:p>
        </text:list-item>
        <text:list-item>
          <text:p text:style-name="P9"><text:span text:style-name="Strong_20_Emphasis"><text:span text:style-name="T3">Migração para redes convergentes</text:span></text:span><text:span text:style-name="T2">: A convergência de serviços de voz, vídeo e dados em redes IP únicas aumentou a complexidade do gerenciamento de tráfego e a necessidade de priorização e garantia de desempenho para diferentes tipos de tráfego.</text:span></text:p>
        </text:list-item>
      </text:list>
      <text:p text:style-name="P10">Em suma, a necessidade de QoS nas redes é impulsionada pela diversidade de tráfego, competição por recursos limitados e a exigência de garantias de desempenho para aplicativos críticos, tudo isso em um ambiente de rede em constante evolução.</text:p>
      <text:p text:style-name="Heading_20_4"><text:bookmark text:name="_tqkg8zcm7v891"/>2) Toda aplicação precisa de uma comunicação 100% confiável? Por que?</text:p>
      <text:p text:style-name="Standard"/>
      <text:p text:style-name="P10">Não, nem todas as aplicações necessitam de uma comunicação 100% confiável. A confiabilidade da comunicação é uma característica que varia de acordo com os requisitos da aplicação e o contexto em que ela é utilizada. Aqui estão algumas razões pelas quais nem todas as aplicações precisam de uma comunicação totalmente confiável:</text:p>
      <text:list xml:id="list1066031364" text:style-name="L2">
        <text:list-item>
          <text:p text:style-name="P37"><text:soft-page-break/><text:span text:style-name="Strong_20_Emphasis"><text:span text:style-name="T3">Tolerância a falhas</text:span></text:span><text:span text:style-name="T2">: Algumas aplicações podem ser projetadas para lidar com falhas ocasionais na comunicação, seja através de mecanismos de redundância, retransmissão de dados ou técnicas de correção de erros. Para essas aplicações, a comunicação não precisa ser 100% confiável, desde que a taxa de falha esteja dentro de limites aceitáveis.</text:span></text:p>
        </text:list-item>
        <text:list-item>
          <text:p text:style-name="P37"><text:span text:style-name="Strong_20_Emphasis"><text:span text:style-name="T3">Aplicações de streaming</text:span></text:span><text:span text:style-name="T2">: Em certos casos, como streaming de vídeo ou áudio, uma pequena perda de dados pode ser tolerada sem afetar significativamente a experiência do usuário. Nestes casos, a latência e a taxa de transferência podem ser mais importantes do que a confiabilidade absoluta da comunicação.</text:span></text:p>
        </text:list-item>
        <text:list-item>
          <text:p text:style-name="P37"><text:span text:style-name="Strong_20_Emphasis"><text:span text:style-name="T3">Aplicações de monitoramento</text:span></text:span><text:span text:style-name="T2">: Em ambientes de monitoramento, como sensores de temperatura, um pequeno número de pacotes perdidos pode ser aceitável, desde que a maioria dos dados seja transmitida com sucesso e os dados perdidos não comprometam a integridade geral da informação.</text:span></text:p>
        </text:list-item>
        <text:list-item>
          <text:p text:style-name="P37"><text:span text:style-name="Strong_20_Emphasis"><text:span text:style-name="T3">Comunicações em redes locais</text:span></text:span><text:span text:style-name="T2">: Em redes locais bem gerenciadas e com baixa probabilidade de interferência externa, a comunicação pode ser considerada confiável o suficiente para muitas aplicações sem a necessidade de garantias adicionais de confiabilidade.</text:span></text:p>
        </text:list-item>
        <text:list-item>
          <text:p text:style-name="P37"><text:span text:style-name="Strong_20_Emphasis"><text:span text:style-name="T3">Aplicações de baixo custo</text:span></text:span><text:span text:style-name="T2">: Em algumas situações, garantir uma comunicação 100% confiável pode aumentar os custos de implementação, seja através do uso de protocolos mais complexos ou da alocação de recursos adicionais. Para aplicações com restrições de custo, pode ser preferível tolerar uma pequena margem de erro na comunicação.</text:span></text:p>
        </text:list-item>
      </text:list>
      <text:p text:style-name="P12">Portanto, a necessidade de uma comunicação 100% confiável varia dependendo dos requisitos específicos da aplicação e das prioridades do sistema. Nem todas as aplicações requerem ou justificam o custo e a complexidade associados à garantia de uma comunicação totalmente confiável.</text:p>
      <text:p text:style-name="P4"><text:span text:style-name="T4">3</text:span>) Como vem evoluindo o tipo de tráfego na Internet nas últimas décadas?</text:p>
      <text:p text:style-name="P6"/>
      <text:p text:style-name="P11">O tipo de tráfego na Internet tem evoluído significativamente ao longo das últimas décadas, refletindo mudanças nas tecnologias de comunicação, no comportamento do usuário e no surgimento de novos tipos de aplicativos e serviços. Aqui estão algumas das principais tendências na evolução do tráfego na Internet:</text:p>
      <text:list xml:id="list4174484065" text:style-name="L3">
        <text:list-item>
          <text:p text:style-name="P38"><text:span text:style-name="Strong_20_Emphasis"><text:span text:style-name="T3">Explosão do tráfego de dados</text:span></text:span><text:span text:style-name="T2">: Uma das mudanças mais notáveis tem sido o aumento exponencial no volume de tráfego de dados transmitido pela Internet. Isso se deve em grande parte à proliferação de dispositivos conectados, ao crescimento do conteúdo online e ao surgimento de novas aplicações que consomem largura de banda, como streaming de vídeo, redes sociais, jogos online, entre outros.</text:span></text:p>
        </text:list-item>
        <text:list-item>
          <text:p text:style-name="P38"><text:span text:style-name="Strong_20_Emphasis"><text:span text:style-name="T3">Crescimento do tráfego móvel</text:span></text:span><text:span text:style-name="T2">: Com o avanço da tecnologia móvel e a popularização de smartphones e tablets, o tráfego de dados móveis tem experimentado um crescimento impressionante. Os usuários agora acessam a Internet não apenas a partir de seus computadores, mas também de dispositivos </text:span><text:soft-page-break/><text:span text:style-name="T2">móveis, impulsionando a demanda por conectividade em qualquer lugar e a qualquer momento.</text:span></text:p>
        </text:list-item>
        <text:list-item>
          <text:p text:style-name="P38"><text:span text:style-name="Strong_20_Emphasis"><text:span text:style-name="T3">Domínio do tráfego de vídeo</text:span></text:span><text:span text:style-name="T2">: O vídeo tornou-se o principal tipo de tráfego na Internet, representando uma parcela significativa do volume total de dados transmitidos. Serviços de streaming de vídeo, como Netflix, YouTube, Amazon Prime Video e outros, contribuem enormemente para esse aumento, exigindo largura de banda substancial para fornecer conteúdo de alta qualidade.</text:span></text:p>
        </text:list-item>
        <text:list-item>
          <text:p text:style-name="P38"><text:span text:style-name="Strong_20_Emphasis"><text:span text:style-name="T3">Redes sociais e comunicação em tempo real</text:span></text:span><text:span text:style-name="T2">: O surgimento de plataformas de redes sociais, aplicativos de mensagens instantâneas e chamadas de voz sobre IP (VoIP) revolucionou a forma como as pessoas se comunicam online. O tráfego gerado por essas plataformas é caracterizado por uma mistura de comunicação em tempo real, compartilhamento de mídia e interação social.</text:span></text:p>
        </text:list-item>
        <text:list-item>
          <text:p text:style-name="P38"><text:span text:style-name="Strong_20_Emphasis"><text:span text:style-name="T3">Internet das Coisas (IoT)</text:span></text:span><text:span text:style-name="T2">: A proliferação de dispositivos conectados à Internet, como sensores, câmeras, eletrodomésticos inteligentes e dispositivos vestíveis, está gerando um aumento no tráfego de dados proveniente da Internet das Coisas. Esses dispositivos geram uma variedade de tipos de tráfego, desde pequenos pacotes de dados até transmissões de vídeo em alta definição, dependendo da aplicação.</text:span></text:p>
        </text:list-item>
        <text:list-item>
          <text:p text:style-name="P38"><text:span text:style-name="Strong_20_Emphasis"><text:span text:style-name="T3">Aplicações emergentes</text:span></text:span><text:span text:style-name="T2">: Novas aplicações e serviços continuam a surgir e a moldar o tráfego na Internet. Isso inclui tecnologias emergentes como realidade virtual (VR), realidade aumentada (AR), jogos em nuvem, aplicações de saúde digital e muito mais, cada uma introduzindo novos padrões de tráfego e exigências de desempenho na rede.</text:span></text:p>
        </text:list-item>
      </text:list>
      <text:p text:style-name="P12">Em resumo, o tipo de tráfego na Internet tem evoluído significativamente, impulsionado por mudanças nas tecnologias, comportamentos dos usuários e inovações em serviços e aplicações online. Essas tendências continuarão a moldar o tráfego na Internet à medida que a tecnologia e a sociedade evoluem.</text:p>
      <text:p text:style-name="P4"><text:bookmark text:name="_tqkg8zcm7v893"/>4) Solucionam-se problemas de QoS tornando a banda mais veloz?</text:p>
      <text:p text:style-name="P6"/>
      <text:p text:style-name="P11">Aumentar a largura de banda pode certamente ajudar a melhorar a qualidade de serviço (QoS) em algumas situações, mas não é a única solução para todos os problemas de QoS. Aqui estão algumas considerações importantes:</text:p>
      <text:list xml:id="list80131935" text:style-name="L4">
        <text:list-item>
          <text:p text:style-name="P39"><text:span text:style-name="Strong_20_Emphasis"><text:span text:style-name="T3">Alívio da congestão</text:span></text:span><text:span text:style-name="T2">: Aumentar a largura de banda pode ajudar a aliviar a congestão em redes sobrecarregadas, permitindo que mais dados sejam transmitidos simultaneamente. Isso pode melhorar a QoS ao reduzir a latência e evitar a perda de pacotes devido a congestionamento.</text:span></text:p>
        </text:list-item>
        <text:list-item>
          <text:p text:style-name="P39"><text:span text:style-name="Strong_20_Emphasis"><text:span text:style-name="T3">Acomodação de mais tráfego</text:span></text:span><text:span text:style-name="T2">: Com uma largura de banda maior, a rede pode acomodar mais tráfego, o que pode ser importante em situações onde há um crescimento contínuo na demanda por largura de banda, como em redes de grande escala ou em áreas densamente povoadas.</text:span></text:p>
        </text:list-item>
        <text:list-item>
          <text:p text:style-name="P39"><text:span text:style-name="Strong_20_Emphasis"><text:span text:style-name="T3">Suporte a aplicativos exigentes</text:span></text:span><text:span text:style-name="T2">: Aplicativos que requerem alta largura de banda, como streaming de vídeo em alta definição ou transferências de arquivos grandes, </text:span><text:soft-page-break/><text:span text:style-name="T2">podem se beneficiar diretamente de uma banda mais rápida, garantindo uma experiência de usuário mais fluida e de melhor qualidade.</text:span></text:p>
        </text:list-item>
      </text:list>
      <text:p text:style-name="P10">No entanto, é importante notar que simplesmente aumentar a largura de banda pode não resolver todos os problemas de QoS. Outros fatores também desempenham um papel importante:</text:p>
      <text:list xml:id="list109878808" text:style-name="L5">
        <text:list-item>
          <text:p text:style-name="P40"><text:span text:style-name="Strong_20_Emphasis"><text:span text:style-name="T3">Priorização de tráfego</text:span></text:span><text:span text:style-name="T2">: Em redes onde há uma variedade de tipos de tráfego com requisitos diferentes, a priorização de pacotes pode ser mais eficaz do que simplesmente aumentar a largura de banda. Isso envolve a implementação de políticas de QoS para garantir que o tráfego crítico receba tratamento preferencial.</text:span></text:p>
        </text:list-item>
        <text:list-item>
          <text:p text:style-name="P40"><text:span text:style-name="Strong_20_Emphasis"><text:span text:style-name="T3">Gerenciamento de Congestionamento</text:span></text:span><text:span text:style-name="T2">: Mesmo com uma largura de banda maior, ainda pode haver congestionamento em certas partes da rede. Técnicas como controle de congestionamento e balanceamento de carga podem ser necessárias para garantir uma distribuição equitativa dos recursos de rede.</text:span></text:p>
        </text:list-item>
        <text:list-item>
          <text:p text:style-name="P40"><text:span text:style-name="Strong_20_Emphasis"><text:span text:style-name="T3">Qualidade da Conexão</text:span></text:span><text:span text:style-name="T2">: Em alguns casos, problemas de QoS podem estar relacionados à qualidade da conexão, como a presença de interferência ou problemas de latência devido a rotas de rede ineficientes. Aumentar a largura de banda pode não resolver esses problemas; em vez disso, pode ser necessário melhorar a qualidade da conexão de outras maneiras, como otimizando rotas ou usando tecnologias de mitigação de interferência.</text:span></text:p>
        </text:list-item>
      </text:list>
      <text:p text:style-name="P12">Em resumo, aumentar a largura de banda pode ser uma parte importante da melhoria da QoS, mas é apenas uma das muitas ferramentas disponíveis. Uma abordagem abrangente para resolver problemas de QoS geralmente envolve uma combinação de aumento da largura de banda, priorização de tráfego, gerenciamento de congestionamento e melhoria da qualidade da conexão.</text:p>
      <text:p text:style-name="P4"><text:bookmark text:name="_tqkg8zcm7v894"/>5) QoS já era pensando nos anos 80?</text:p>
      <text:p text:style-name="P6"/>
      <text:p text:style-name="P11">Sim, os conceitos relacionados à Qualidade de Serviço (QoS) começaram a surgir nos anos 1980, especialmente com o aumento da demanda por serviços de comunicação e a crescente complexidade das redes de computadores. No entanto, naquela época, o foco principal estava na qualidade das chamadas telefônicas e em serviços de rede específicos, como transferência de arquivos.</text:p>
      <text:p text:style-name="P10">As primeiras redes de computadores eram projetadas principalmente para transmitir dados de forma confiável, sem necessariamente considerar requisitos de desempenho específicos para diferentes tipos de tráfego. No entanto, à medida que as redes se tornaram mais complexas e começaram a lidar com uma variedade crescente de aplicativos e serviços, tornou-se evidente a necessidade de mecanismos para garantir uma qualidade de serviço adequada.</text:p>
      <text:p text:style-name="P10">Nos anos 1980, foram desenvolvidos alguns dos conceitos iniciais relacionados à QoS, como a alocação de largura de banda, priorização de tráfego e controle de congestionamento. No entanto, os padrões e as tecnologias para implementar efetivamente esses conceitos ainda estavam em estágios iniciais de desenvolvimento.</text:p>
      <text:p text:style-name="P10"><text:soft-page-break/>Ao longo das décadas seguintes, com o avanço da tecnologia de redes e o aumento da diversidade de tráfego na Internet, os sistemas de QoS se tornaram mais sofisticados. Foram desenvolvidos padrões e protocolos específicos para lidar com requisitos de desempenho variados, como o IEEE 802.1p para priorização de tráfego em redes Ethernet e o Differentiated Services (DiffServ) para garantir QoS em redes IP.</text:p>
      <text:p text:style-name="P10">Em resumo, embora os conceitos iniciais de QoS tenham sido pensados nos anos 1980, sua implementação efetiva e ampla adoção ocorreram ao longo das décadas seguintes, à medida que as redes de computadores se tornaram mais complexas e diversificadas.</text:p>
      <text:p text:style-name="Heading_20_4"><text:bookmark text:name="_tqkg8zcm7v895"/>6) Por que é difícil implementar QoS?</text:p>
      <text:p text:style-name="Standard"/>
      <text:p text:style-name="P13">Implementar Qualidade de Serviço (QoS) nas redes pode ser desafiador por várias razões:</text:p>
      <text:list xml:id="list1547552293" text:style-name="L6">
        <text:list-item>
          <text:p text:style-name="P42"><text:span text:style-name="Strong_20_Emphasis"><text:span text:style-name="T3">Complexidade da rede</text:span></text:span><text:span text:style-name="T3">: As redes modernas são complexas, com diversos dispositivos, protocolos e tecnologias interconectadas. Implementar QoS requer uma compreensão abrangente da topologia da rede, bem como das necessidades de tráfego de diferentes aplicativos e serviços.</text:span></text:p>
        </text:list-item>
        <text:list-item>
          <text:p text:style-name="P42"><text:span text:style-name="Strong_20_Emphasis"><text:span text:style-name="T3">Variedade de tráfego</text:span></text:span><text:span text:style-name="T3">: As redes transportam uma variedade de tipos de tráfego, como voz, vídeo, dados, aplicativos em tempo real e aplicativos de transferência de arquivos. Cada tipo de tráfego pode ter requisitos específicos de QoS, como largura de banda, latência e confiabilidade, o que torna a implementação da QoS mais complexa.</text:span></text:p>
        </text:list-item>
        <text:list-item>
          <text:p text:style-name="P42"><text:span text:style-name="Strong_20_Emphasis"><text:span text:style-name="T3">Escalabilidade</text:span></text:span><text:span text:style-name="T3">: Implementar QoS em redes grandes e complexas pode ser desafiador devido à necessidade de garantir que as políticas de QoS sejam consistentemente aplicadas em toda a rede, independentemente do tamanho ou da escala.</text:span></text:p>
        </text:list-item>
        <text:list-item>
          <text:p text:style-name="P42"><text:span text:style-name="Strong_20_Emphasis"><text:span text:style-name="T3">Gerenciamento de políticas</text:span></text:span><text:span text:style-name="T3">: Definir e gerenciar políticas de QoS pode ser complexo, especialmente em ambientes heterogêneos com diferentes tipos de dispositivos e tecnologias de rede. As políticas de QoS precisam ser cuidadosamente planejadas e configuradas para atender aos requisitos de desempenho dos aplicativos.</text:span></text:p>
        </text:list-item>
        <text:list-item>
          <text:p text:style-name="P42"><text:span text:style-name="Strong_20_Emphasis"><text:span text:style-name="T3">Interoperabilidade</text:span></text:span><text:span text:style-name="T3">: A implementação de QoS muitas vezes envolve a coordenação entre dispositivos de rede de diferentes fabricantes e tecnologias. Garantir a interoperabilidade entre esses dispositivos pode ser um desafio, especialmente quando se trata de implementar recursos avançados de QoS.</text:span></text:p>
        </text:list-item>
        <text:list-item>
          <text:p text:style-name="P42"><text:span text:style-name="Strong_20_Emphasis"><text:span text:style-name="T3">Monitoramento e ajuste contínuo</text:span></text:span><text:span text:style-name="T3">: Uma vez implementada, a QoS requer monitoramento constante e ajustes para garantir que os requisitos de desempenho dos aplicativos sejam atendidos ao longo do tempo. Isso pode exigir ferramentas e </text:span><text:soft-page-break/><text:span text:style-name="T3">recursos especializados para monitorar o tráfego de rede e fazer ajustes nas políticas de QoS conforme necessário.</text:span></text:p>
        </text:list-item>
      </text:list>
      <text:p text:style-name="P13">Em resumo, implementar QoS nas redes é desafiador devido à complexidade das redes modernas, à variedade de tráfego que elas transportam, à necessidade de escalabilidade e interoperabilidade, além do gerenciamento contínuo de políticas e monitoramento de desempenho.</text:p>
      <text:p text:style-name="Heading_20_4"><text:bookmark text:name="_tqkg8zcm7v896"/>7) Qual a diferença entre QoS e CoS?</text:p>
      <text:p text:style-name="Standard"/>
      <text:p text:style-name="P10">QoS (Qualidade de Serviço) e CoS (Classe de Serviço) são conceitos relacionados, mas têm diferenças significativas:</text:p>
      <text:list xml:id="list109609506" text:style-name="L7">
        <text:list-item>
          <text:p text:style-name="P43"><text:span text:style-name="Strong_20_Emphasis"><text:span text:style-name="T3">QoS (Qualidade de Serviço)</text:span></text:span><text:span text:style-name="T2">:</text:span></text:p>
          <text:list>
            <text:list-item>
              <text:p text:style-name="P23">QoS refere-se ao conjunto de técnicas e mecanismos utilizados para gerenciar e garantir a qualidade do serviço em uma rede de computadores.</text:p>
            </text:list-item>
            <text:list-item>
              <text:p text:style-name="P23">Envolve uma variedade de aspectos, como garantia de largura de banda mínima, controle de congestionamento, priorização de tráfego, garantia de latência mínima e confiabilidade de entrega de dados.</text:p>
            </text:list-item>
            <text:list-item>
              <text:p text:style-name="P23">QoS é aplicável em diversos níveis da pilha de protocolos de rede e pode ser implementada em roteadores, switches, gateways e outros dispositivos de rede.</text:p>
            </text:list-item>
          </text:list>
        </text:list-item>
        <text:list-item>
          <text:p text:style-name="P43"><text:span text:style-name="Strong_20_Emphasis"><text:span text:style-name="T3">CoS (Classe de Serviço)</text:span></text:span><text:span text:style-name="T2">:</text:span></text:p>
          <text:list>
            <text:list-item>
              <text:p text:style-name="P23">CoS refere-se à categorização ou classificação do tráfego de rede em diferentes classes com base em critérios específicos, como tipo de aplicativo, prioridade, requisitos de desempenho ou políticas de negócios.</text:p>
            </text:list-item>
            <text:list-item>
              <text:p text:style-name="P23">Geralmente, é uma parte integrante do QoS, pois ajuda a determinar como o tráfego será tratado e priorizado em uma rede com suporte a QoS.</text:p>
            </text:list-item>
            <text:list-item>
              <text:p text:style-name="P24">As classes de serviço podem ser usadas para distinguir entre diferentes tipos de tráfego, como voz, vídeo, dados em tempo real e transferência de arquivos, e aplicar políticas de QoS a cada classe de forma independente.</text:p>
            </text:list-item>
          </text:list>
        </text:list-item>
      </text:list>
      <text:p text:style-name="P10">Em resumo, QoS se refere ao conjunto de técnicas para gerenciar e garantir a qualidade do serviço em uma rede, enquanto CoS é a classificação do tráfego em diferentes classes com base em critérios específicos. CoS é frequentemente usado como parte de uma estratégia de QoS para priorizar e controlar o tratamento de diferentes tipos de tráfego na rede.</text:p>
      <text:p text:style-name="Heading_20_4"><text:bookmark text:name="_tqkg8zcm7v897"/>8) Quais os 4 princípios para que a rede possa suportar garantias de QoS?</text:p>
      <text:p text:style-name="Standard"/>
      <text:p text:style-name="P8"><text:span text:style-name="T2">Para que uma rede possa suportar garantias de Qualidade de Serviço (QoS), existem quatro princípios fundamentais que devem ser observados:</text:span></text:p>
      <text:list xml:id="list2313934216" text:style-name="L8">
        <text:list-item>
          <text:p text:style-name="P44"><text:span text:style-name="Strong_20_Emphasis"><text:span text:style-name="T3">Classificação de Tráfego (Traffic Classification)</text:span></text:span><text:span text:style-name="T2">:</text:span></text:p>
          <text:list>
            <text:list-item>
              <text:p text:style-name="P25">A rede deve ser capaz de classificar diferentes tipos de tráfego com base em <text:soft-page-break/>critérios específicos, como o tipo de aplicativo, os requisitos de desempenho e as políticas de negócios. Isso permite distinguir entre tráfego crítico e não crítico e aplicar políticas de QoS apropriadas a cada tipo de tráfego.</text:p>
            </text:list-item>
          </text:list>
        </text:list-item>
        <text:list-item>
          <text:p text:style-name="P44"><text:span text:style-name="Strong_20_Emphasis"><text:span text:style-name="T3">Marcação de Tráfego (Traffic Marking)</text:span></text:span><text:span text:style-name="T2">:</text:span></text:p>
          <text:list>
            <text:list-item>
              <text:p text:style-name="P25">Após a classificação, o tráfego deve ser marcado com informações que indiquem sua prioridade ou classe de serviço. Essas marcações são usadas pelos dispositivos de rede, como roteadores e switches, para tomar decisões sobre como tratar e encaminhar o tráfego de acordo com as políticas de QoS definidas.</text:p>
            </text:list-item>
          </text:list>
        </text:list-item>
        <text:list-item>
          <text:p text:style-name="P44"><text:span text:style-name="Strong_20_Emphasis"><text:span text:style-name="T3">Policiamento de Tráfego (Traffic Policing)</text:span></text:span><text:span text:style-name="T2">:</text:span></text:p>
          <text:list>
            <text:list-item>
              <text:p text:style-name="P25">O policiamento de tráfego envolve a aplicação de políticas para controlar o fluxo de tráfego e garantir que ele não exceda os limites estabelecidos para cada classe de serviço. Isso pode incluir limites de largura de banda, restrições de taxa de transferência ou outras medidas para evitar congestionamentos e garantir uma distribuição equitativa dos recursos de rede.</text:p>
            </text:list-item>
          </text:list>
        </text:list-item>
        <text:list-item>
          <text:p text:style-name="P44"><text:span text:style-name="Strong_20_Emphasis"><text:span text:style-name="T3">Gerenciamento de Congestionamento (Congestion Management)</text:span></text:span><text:span text:style-name="T2">:</text:span></text:p>
          <text:list>
            <text:list-item>
              <text:p text:style-name="P26">O gerenciamento de congestionamento é essencial para garantir um desempenho adequado da rede, especialmente em momentos de carga pesada. Isso envolve o uso de técnicas como controle de congestionamento, escalonamento de filas e descarte seletivo de pacotes para garantir que o tráfego crítico seja tratado de forma prioritária e que recursos adequados sejam alocados para atender aos requisitos de desempenho dos aplicativos.</text:p>
            </text:list-item>
          </text:list>
        </text:list-item>
      </text:list>
      <text:p text:style-name="P28">Ao seguir esses quatro princípios fundamentais, uma rede pode ser projetada e configurada para fornecer garantias de QoS, garantindo uma entrega confiável e eficiente de dados, mesmo em ambientes com tráfego variado e requisitos diversos de desempenho.</text:p>
      <text:p text:style-name="P5"><text:bookmark text:name="_tqkg8zcm7v898"/>9) Quais os parâmetros que podemos mensurar em QoS?</text:p>
      <text:p text:style-name="P7"/>
      <text:p text:style-name="P27">Em sistemas de Qualidade de Serviço (QoS), diversos parâmetros podem ser mensurados para avaliar e monitorar o desempenho da rede e garantir que os requisitos de QoS estejam sendo atendidos. Alguns dos parâmetros mais comuns incluem:</text:p>
      <text:list xml:id="list2296805649" text:style-name="L9">
        <text:list-item>
          <text:p text:style-name="P45"><text:span text:style-name="Strong_20_Emphasis"><text:span text:style-name="T3">Taxa de Transferência (Throughput)</text:span></text:span><text:span text:style-name="T2">:</text:span></text:p>
          <text:list>
            <text:list-item>
              <text:p text:style-name="P29">Refere-se à quantidade de dados que podem ser transmitidos pela rede em um determinado período de tempo. É uma medida importante para avaliar a capacidade efetiva da rede e garantir que esteja atendendo às necessidades de largura de banda dos aplicativos.</text:p>
            </text:list-item>
          </text:list>
        </text:list-item>
        <text:list-item>
          <text:p text:style-name="P45"><text:span text:style-name="Strong_20_Emphasis"><text:span text:style-name="T3">Latência (Latency)</text:span></text:span><text:span text:style-name="T2">:</text:span></text:p>
          <text:list>
            <text:list-item>
              <text:p text:style-name="P29">Representa o atraso experimentado pelos pacotes de dados ao viajarem pela rede. A latência pode ser dividida em várias categorias, incluindo latência de transmissão (tempo que leva para o pacote ser enviado), latência de <text:soft-page-break/>propagação (tempo que leva para o pacote percorrer a distância física da rede) e latência de processamento (tempo gasto nos dispositivos de rede para processar o pacote).</text:p>
            </text:list-item>
          </text:list>
        </text:list-item>
        <text:list-item>
          <text:p text:style-name="P45"><text:span text:style-name="Strong_20_Emphasis"><text:span text:style-name="T3">Jitter</text:span></text:span><text:span text:style-name="T2">:</text:span></text:p>
          <text:list>
            <text:list-item>
              <text:p text:style-name="P29">Refere-se à variação no atraso de entrega dos pacotes de dados. O jitter pode causar problemas em aplicativos sensíveis ao tempo, como voz sobre IP (VoIP) e videoconferência, pois pode levar a uma qualidade de áudio ou vídeo inferior e interrupções na comunicação.</text:p>
            </text:list-item>
          </text:list>
        </text:list-item>
        <text:list-item>
          <text:p text:style-name="P45"><text:span text:style-name="Strong_20_Emphasis"><text:span text:style-name="T3">Perda de Pacotes (Packet Loss)</text:span></text:span><text:span text:style-name="T2">:</text:span></text:p>
          <text:list>
            <text:list-item>
              <text:p text:style-name="P29">Representa a proporção de pacotes de dados perdidos durante a transmissão pela rede. A perda de pacotes pode ocorrer devido a congestionamento, erros de transmissão ou falhas na rede. Altas taxas de perda de pacotes podem afetar negativamente a qualidade da comunicação em tempo real e a confiabilidade da transmissão de dados.</text:p>
            </text:list-item>
          </text:list>
        </text:list-item>
        <text:list-item>
          <text:p text:style-name="P45"><text:span text:style-name="Strong_20_Emphasis"><text:span text:style-name="T3">Disponibilidade (Availability)</text:span></text:span><text:span text:style-name="T2">:</text:span></text:p>
          <text:list>
            <text:list-item>
              <text:p text:style-name="P29">Refere-se à capacidade da rede de estar disponível e operacional quando necessário. A disponibilidade é uma medida importante de confiabilidade e pode ser afetada por falhas de hardware, problemas de conectividade ou interrupções na rede.</text:p>
            </text:list-item>
          </text:list>
        </text:list-item>
        <text:list-item>
          <text:p text:style-name="P45"><text:span text:style-name="Strong_20_Emphasis"><text:span text:style-name="T3">Confiabilidade (Reliability)</text:span></text:span><text:span text:style-name="T2">:</text:span></text:p>
          <text:list>
            <text:list-item>
              <text:p text:style-name="P30">Representa a capacidade da rede de entregar dados de forma confiável, sem erros ou corrupção. Isso inclui garantir que os dados sejam entregues na ordem correta e que não haja perda ou duplicação de pacotes durante a transmissão.</text:p>
            </text:list-item>
          </text:list>
        </text:list-item>
      </text:list>
      <text:p text:style-name="P28">Esses são apenas alguns dos parâmetros mais comuns usados para medir a QoS em uma rede. Dependendo dos requisitos específicos do aplicativo e das políticas de QoS implementadas, outros parâmetros podem ser relevantes e mensurados para garantir um desempenho adequado da rede.</text:p>
      <text:p text:style-name="P5"><text:bookmark text:name="_tqkg8zcm7v899"/>10) Quais riscos de segurança existem com a adoção de negociação de QoS na rede?</text:p>
      <text:p text:style-name="P7"/>
      <text:p text:style-name="P27">A negociação de QoS na rede pode introduzir alguns riscos de segurança, especialmente se não for implementada adequadamente. Aqui estão alguns dos principais riscos de segurança associados à adoção de negociação de QoS:</text:p>
      <text:list xml:id="list3662379604" text:style-name="L10">
        <text:list-item>
          <text:p text:style-name="P46"><text:span text:style-name="Strong_20_Emphasis"><text:span text:style-name="T3">Denial of Service (DoS) e Distributed Denial of Service (DDoS)</text:span></text:span><text:span text:style-name="T2">:</text:span></text:p>
          <text:list>
            <text:list-item>
              <text:p text:style-name="P31">Se os mecanismos de negociação de QoS não forem protegidos adequadamente, podem ser explorados por atacantes para lançar ataques de negação de serviço. Por exemplo, um atacante pode inundar os dispositivos de rede com solicitações de reserva de largura de banda, congestionando a rede e prejudicando a capacidade de comunicação legítima.</text:p>
            </text:list-item>
          </text:list>
        </text:list-item>
        <text:list-item>
          <text:p text:style-name="P46"><text:soft-page-break/><text:span text:style-name="Strong_20_Emphasis"><text:span text:style-name="T3">Exaustão de Recursos</text:span></text:span><text:span text:style-name="T2">:</text:span></text:p>
          <text:list>
            <text:list-item>
              <text:p text:style-name="P31">A negociação de QoS pode consumir recursos significativos nos dispositivos de rede, como CPU, memória e largura de banda de controle. Ataques maliciosos que exploram esses recursos podem levar à exaustão dos recursos do dispositivo, tornando-o incapaz de operar normalmente e afetando o desempenho da rede como um todo.</text:p>
            </text:list-item>
          </text:list>
        </text:list-item>
        <text:list-item>
          <text:p text:style-name="P46"><text:span text:style-name="Strong_20_Emphasis"><text:span text:style-name="T3">Manipulação de Tráfego Prioritário</text:span></text:span><text:span text:style-name="T2">:</text:span></text:p>
          <text:list>
            <text:list-item>
              <text:p text:style-name="P31">Se os parâmetros de QoS, como priorização de tráfego, não forem autenticados e protegidos adequadamente, os atacantes podem tentar manipular ou falsificar os cabeçalhos de pacotes para obter tratamento prioritário indevido na rede. Isso pode ser usado para contornar medidas de segurança ou prejudicar a qualidade do serviço para outros usuários legítimos.</text:p>
            </text:list-item>
          </text:list>
        </text:list-item>
        <text:list-item>
          <text:p text:style-name="P46"><text:span text:style-name="Strong_20_Emphasis"><text:span text:style-name="T3">Vazamento de Informações Sensíveis</text:span></text:span><text:span text:style-name="T2">:</text:span></text:p>
          <text:list>
            <text:list-item>
              <text:p text:style-name="P31">A negociação de QoS pode envolver a troca de informações sensíveis sobre políticas de QoS, capacidades de rede e requisitos de desempenho entre dispositivos de rede e aplicativos. Se essas informações forem interceptadas por atacantes, elas podem ser usadas para entender melhor a topologia da rede, identificar pontos fracos e lançar ataques direcionados.</text:p>
            </text:list-item>
          </text:list>
        </text:list-item>
        <text:list-item>
          <text:p text:style-name="P46"><text:span text:style-name="Strong_20_Emphasis"><text:span text:style-name="T3">Interrupção do Serviço Legítimo</text:span></text:span><text:span text:style-name="T2">:</text:span></text:p>
          <text:list>
            <text:list-item>
              <text:p text:style-name="P32">Ataques direcionados à negociação de QoS podem resultar na interrupção do serviço legítimo, afetando a qualidade da comunicação e a disponibilidade dos recursos de rede. Por exemplo, um atacante pode tentar sobrecarregar os servidores de controle de QoS, tornando-os inacessíveis para os dispositivos de rede legítimos.</text:p>
            </text:list-item>
          </text:list>
        </text:list-item>
      </text:list>
      <text:p text:style-name="P28">Para mitigar esses riscos de segurança, é importante implementar medidas de segurança robustas, como autenticação de dispositivos, criptografia de comunicações, limitação de taxas, filtragem de tráfego malicioso e monitoramento constante da rede. Além disso, é crucial manter todos os dispositivos de rede atualizados com as últimas correções de segurança e seguir as melhores práticas de segurança da informação.</text:p>
      <text:p text:style-name="P5"><text:bookmark text:name="_tqkg8zcm7v8910"/>11) Quais os modelos de QoS existentes?</text:p>
      <text:p text:style-name="P7"/>
      <text:p text:style-name="P27">Existem vários modelos de Qualidade de Serviço (QoS) que são utilizados para garantir o desempenho e a confiabilidade da rede. Aqui estão alguns dos modelos de QoS mais comuns:</text:p>
      <text:list xml:id="list1574417979" text:style-name="L11">
        <text:list-item>
          <text:p text:style-name="P47"><text:span text:style-name="Strong_20_Emphasis"><text:span text:style-name="T3">IntServ (Integrated Services)</text:span></text:span><text:span text:style-name="T2">:</text:span></text:p>
          <text:list>
            <text:list-item>
              <text:p text:style-name="P33">O modelo IntServ foi desenvolvido para oferecer tratamento diferenciado de QoS em redes IP. Ele usa o protocolo RSVP (Resource Reservation Protocol) para permitir que os aplicativos solicitem reservas de recursos de rede, como largura de banda e latência, para atender a requisitos específicos de <text:soft-page-break/>desempenho. O IntServ é baseado em uma abordagem de reserva de recursos fim a fim e é adequado para ambientes onde os requisitos de QoS são bem definidos e estáticos.</text:p>
            </text:list-item>
          </text:list>
        </text:list-item>
        <text:list-item>
          <text:p text:style-name="P47"><text:span text:style-name="Strong_20_Emphasis"><text:span text:style-name="T3">DiffServ (Differentiated Services)</text:span></text:span><text:span text:style-name="T2">:</text:span></text:p>
          <text:list>
            <text:list-item>
              <text:p text:style-name="P33">O modelo DiffServ, ao contrário do IntServ, baseia-se em uma abordagem de tratamento diferenciado de tráfego em redes IP. Ele classifica o tráfego em diferentes classes de serviço com base em políticas de QoS e aplica tratamento diferenciado a cada classe. O DiffServ utiliza marcação de pacotes (como os bits DSCP no cabeçalho IP) para identificar e priorizar o tráfego em diferentes classes. É amplamente utilizado em redes IP para fornecer QoS escalável e flexível.</text:p>
            </text:list-item>
          </text:list>
        </text:list-item>
        <text:list-item>
          <text:p text:style-name="P47"><text:span text:style-name="Strong_20_Emphasis"><text:span text:style-name="T3">MPLS (Multiprotocol Label Switching)</text:span></text:span><text:span text:style-name="T2">:</text:span></text:p>
          <text:list>
            <text:list-item>
              <text:p text:style-name="P33">MPLS é uma técnica de encaminhamento de pacotes que permite a criação de caminhos virtuais dedicados (também conhecidos como túneis LSP - Label Switched Paths) através da rede. Ele pode ser usado para implementar QoS, permitindo a engenharia de tráfego, a definição de políticas de QoS e a priorização de pacotes com base em rótulos MPLS. MPLS é comumente usado em redes de provedores de serviços para garantir QoS em ambientes de backbone.</text:p>
            </text:list-item>
          </text:list>
        </text:list-item>
        <text:list-item>
          <text:p text:style-name="P47"><text:span text:style-name="Strong_20_Emphasis"><text:span text:style-name="T3">CBQ (Class-Based Queuing)</text:span></text:span><text:span text:style-name="T2">:</text:span></text:p>
          <text:list>
            <text:list-item>
              <text:p text:style-name="P33">CBQ é um método de agendamento de filas que permite o agrupamento e a priorização de tráfego com base em classes de serviço. Ele divide o tráfego em classes e aplica políticas de QoS específicas a cada classe, como limitação de taxa, priorização e controle de congestionamento. CBQ é frequentemente usado em roteadores para implementar QoS em redes de comutação de pacotes.</text:p>
            </text:list-item>
          </text:list>
        </text:list-item>
        <text:list-item>
          <text:p text:style-name="P47"><text:span text:style-name="Strong_20_Emphasis"><text:span text:style-name="T3">RSVP (Resource Reservation Protocol)</text:span></text:span><text:span text:style-name="T2">:</text:span></text:p>
          <text:list>
            <text:list-item>
              <text:p text:style-name="P34">Embora o RSVP seja frequentemente associado ao modelo IntServ, ele também pode ser usado de forma independente para estabelecer reservas de recursos de rede em redes IP. O RSVP permite que os aplicativos solicitem reservas de recursos para garantir requisitos de QoS específicos, como largura de banda e latência, ao longo do caminho de comunicação.</text:p>
            </text:list-item>
          </text:list>
        </text:list-item>
      </text:list>
      <text:p text:style-name="P28">Esses são apenas alguns dos modelos de QoS mais comuns utilizados em redes de computadores. Cada modelo tem suas próprias características, benefícios e aplicações específicas, e a escolha do modelo adequado depende dos requisitos de QoS do ambiente de rede e das políticas organizacionais.</text:p>
      <text:p text:style-name="P5"><text:bookmark text:name="_tqkg8zcm7v8911"/>12) O que é o RSVP? Sintetize o fluxo de sua operação.</text:p>
      <text:p text:style-name="P7"/>
      <text:p text:style-name="P14">O RSVP (Resource Reservation Protocol) é um protocolo de sinalização utilizado para realizar reservas de recursos em redes IP, principalmente no contexto do modelo IntServ (Integrated Services) de Qualidade de Serviço (QoS). Sua função é permitir que os <text:soft-page-break/>aplicativos requisitem recursos de rede específicos, como largura de banda e latência, a fim de garantir um determinado nível de QoS para suas comunicações.</text:p>
      <text:p text:style-name="P13">O fluxo básico de operação do RSVP pode ser sintetizado da seguinte forma:</text:p>
      <text:list xml:id="list286309696" text:style-name="L12">
        <text:list-item>
          <text:p text:style-name="P48"><text:span text:style-name="Strong_20_Emphasis"><text:span text:style-name="T3">Reserva de Recursos</text:span></text:span><text:span text:style-name="T3">:</text:span></text:p>
          <text:list>
            <text:list-item>
              <text:p text:style-name="P16">Um aplicativo que necessita de garantias de QoS inicia o processo de reserva de recursos enviando uma mensagem RSVP PATH para o destino da comunicação. Essa mensagem contém informações sobre os requisitos de QoS do aplicativo, como a quantidade de largura de banda necessária e a latência máxima tolerada.</text:p>
            </text:list-item>
          </text:list>
        </text:list-item>
        <text:list-item>
          <text:p text:style-name="P48"><text:span text:style-name="Strong_20_Emphasis"><text:span text:style-name="T3">Propagação do PATH</text:span></text:span><text:span text:style-name="T3">:</text:span></text:p>
          <text:list>
            <text:list-item>
              <text:p text:style-name="P16">A mensagem RSVP PATH viaja pelo caminho da comunicação até o destino, coletando informações sobre a topologia da rede e os recursos disponíveis em cada nó. Durante esse processo, os roteadores podem criar entradas em suas tabelas RSVP para acompanhar o estado da reserva de recursos.</text:p>
            </text:list-item>
          </text:list>
        </text:list-item>
        <text:list-item>
          <text:p text:style-name="P48"><text:span text:style-name="Strong_20_Emphasis"><text:span text:style-name="T3">Reserva de Recursos no Destino</text:span></text:span><text:span text:style-name="T3">:</text:span></text:p>
          <text:list>
            <text:list-item>
              <text:p text:style-name="P16">Quando a mensagem RSVP PATH alcança o destino, o destino analisa os requisitos de QoS do aplicativo e decide se pode atendê-los. Se sim, o destino envia uma mensagem RSVP RESV de volta ao remetente, reservando os recursos necessários ao longo do caminho de comunicação.</text:p>
            </text:list-item>
          </text:list>
        </text:list-item>
        <text:list-item>
          <text:p text:style-name="P48"><text:span text:style-name="Strong_20_Emphasis"><text:span text:style-name="T3">Propagação do RESV</text:span></text:span><text:span text:style-name="T3">:</text:span></text:p>
          <text:list>
            <text:list-item>
              <text:p text:style-name="P16">A mensagem RSVP RESV viaja de volta ao remetente ao longo do caminho de comunicação, estabelecendo as reservas de recursos em cada nó da rede. Os roteadores ao longo do caminho podem atualizar suas tabelas RSVP de acordo com as reservas de recursos estabelecidas.</text:p>
            </text:list-item>
          </text:list>
        </text:list-item>
        <text:list-item>
          <text:p text:style-name="P48"><text:span text:style-name="Strong_20_Emphasis"><text:span text:style-name="T3">Manutenção das Reservas</text:span></text:span><text:span text:style-name="T3">:</text:span></text:p>
          <text:list>
            <text:list-item>
              <text:p text:style-name="P17">Uma vez estabelecidas as reservas de recursos, o RSVP monitora continuamente o estado da rede e ajusta as reservas conforme necessário para garantir que os requisitos de QoS sejam atendidos. Isso pode envolver a atualização das reservas de recursos em resposta a mudanças na topologia da rede, na disponibilidade de recursos ou na demanda de tráfego.</text:p>
            </text:list-item>
          </text:list>
        </text:list-item>
      </text:list>
      <text:p text:style-name="P13">Ao seguir esse fluxo de operação, o RSVP permite que os aplicativos solicitem e obtenham garantias de QoS para suas comunicações em redes IP, ajudando a garantir uma entrega confiável e eficiente de dados.</text:p>
      <text:p text:style-name="Heading_20_4"><text:bookmark text:name="_tqkg8zcm7v8912"/><text:soft-page-break/>13) RSVP é uma solução escalável?</text:p>
      <text:p text:style-name="Standard"/>
      <text:p text:style-name="P13">O RSVP (Resource Reservation Protocol) por si só não é considerado uma solução escalável para redes de grande escala. Existem algumas razões pelas quais o RSVP pode enfrentar desafios de escalabilidade:</text:p>
      <text:list xml:id="list2998407540" text:style-name="L13">
        <text:list-item>
          <text:p text:style-name="P49"><text:span text:style-name="Strong_20_Emphasis"><text:span text:style-name="T3">Overhead de Sinalização</text:span></text:span><text:span text:style-name="T3">:</text:span></text:p>
          <text:list>
            <text:list-item>
              <text:p text:style-name="P18">O RSVP gera um volume significativo de mensagens de sinalização (como as mensagens RSVP PATH e RESV) para estabelecer e manter as reservas de recursos. Em redes de grande escala, esse tráfego de sinalização adicional pode sobrecarregar os dispositivos de rede e consumir largura de banda adicional, resultando em aumento da latência e sobrecarga dos roteadores.</text:p>
            </text:list-item>
          </text:list>
        </text:list-item>
        <text:list-item>
          <text:p text:style-name="P49"><text:span text:style-name="Strong_20_Emphasis"><text:span text:style-name="T3">Manutenção de Estado</text:span></text:span><text:span text:style-name="T3">:</text:span></text:p>
          <text:list>
            <text:list-item>
              <text:p text:style-name="P18">O RSVP exige que os dispositivos de rede mantenham informações de estado sobre as reservas de recursos em cada nó da rede. Isso pode resultar em uma sobrecarga significativa de memória e processamento nos dispositivos de rede, especialmente em redes de grande escala com milhares ou até milhões de dispositivos.</text:p>
            </text:list-item>
          </text:list>
        </text:list-item>
        <text:list-item>
          <text:p text:style-name="P49"><text:span text:style-name="Strong_20_Emphasis"><text:span text:style-name="T3">Complexidade de Roteamento</text:span></text:span><text:span text:style-name="T3">:</text:span></text:p>
          <text:list>
            <text:list-item>
              <text:p text:style-name="P19">Em redes de grande escala, a topologia da rede pode ser altamente dinâmica, com rotas e caminhos de comunicação mudando frequentemente. Isso pode tornar desafiador para o RSVP acompanhar e adaptar as reservas de recursos em tempo real, especialmente em cenários de roteamento dinâmico.</text:p>
            </text:list-item>
          </text:list>
        </text:list-item>
      </text:list>
      <text:p text:style-name="P15">Devido a esses desafios, o RSVP é frequentemente usado em conjunto com outras técnicas de QoS, como o modelo DiffServ (Differentiated Services), que oferece uma abordagem mais escalável e flexível para garantir QoS em redes de grande escala. Por exemplo, o RSVP pode ser usado em níveis de agregação mais altos da rede, onde o tráfego é menos fragmentado e a sinalização de reserva de recursos é mais viável, enquanto o DiffServ é utilizado em níveis inferiores para fornecer tratamento diferenciado de tráfego com base em classes de serviço. Essa abordagem híbrida ajuda a equilibrar a escalabilidade e a eficácia da QoS em redes de grande escala.</text:p>
      <text:p text:style-name="P5"><text:bookmark text:name="_tqkg8zcm7v8913"/>14) O que é o DiffServ?</text:p>
      <text:p text:style-name="P7"/>
      <text:p text:style-name="P27">DiffServ (Differentiated Services) é um modelo de Qualidade de Serviço (QoS) usado em <text:soft-page-break/>redes IP para fornecer tratamento diferenciado de tráfego com base em classes de serviço. Em vez de tentar fornecer garantias de QoS individuais para cada fluxo de tráfego, o DiffServ classifica o tráfego em um pequeno número de classes de serviço e aplica políticas de QoS a essas classes. Isso simplifica o gerenciamento de QoS em redes grandes e complexas, tornando o DiffServ uma solução escalável e flexível para oferecer diferentes níveis de serviço a diferentes tipos de tráfego.</text:p>
      <text:p text:style-name="P10">O modelo DiffServ opera através da marcação de pacotes de dados com informações sobre sua classe de serviço. Isso geralmente é feito usando os bits do campo DS (Differentiated Services) no cabeçalho IP. Com base na marcação de pacotes, os dispositivos de rede, como roteadores e switches, podem tomar decisões sobre como tratar o tráfego, incluindo:</text:p>
      <text:list xml:id="list1174942730" text:style-name="L14">
        <text:list-item>
          <text:p text:style-name="P50"><text:span text:style-name="Strong_20_Emphasis"><text:span text:style-name="T3">Classificação de Tráfego</text:span></text:span><text:span text:style-name="T2">: Os dispositivos de rede examinam a marcação de pacotes para determinar a qual classe de serviço pertencem.</text:span></text:p>
        </text:list-item>
        <text:list-item>
          <text:p text:style-name="P50"><text:span text:style-name="Strong_20_Emphasis"><text:span text:style-name="T3">Condicionamento de Tráfego</text:span></text:span><text:span text:style-name="T2">: Os dispositivos podem aplicar políticas de QoS, como limitação de taxa, priorização e descarte seletivo, com base na classe de serviço do tráfego.</text:span></text:p>
        </text:list-item>
        <text:list-item>
          <text:p text:style-name="P50"><text:span text:style-name="Strong_20_Emphasis"><text:span text:style-name="T3">Encaminhamento Baseado em Política</text:span></text:span><text:span text:style-name="T2">: Os dispositivos podem encaminhar o tráfego com base em políticas de roteamento que levam em consideração a classe de serviço, garantindo que o tráfego crítico receba tratamento preferencial.</text:span></text:p>
        </text:list-item>
      </text:list>
      <text:p text:style-name="P10">Ao implementar o DiffServ, as organizações podem priorizar o tráfego de acordo com suas necessidades e requisitos de negócios. Por exemplo, o tráfego de voz sobre IP (VoIP) pode ser designado para uma classe de serviço de alta prioridade, enquanto o tráfego de transferência de arquivos pode ser atribuído a uma classe de serviço de menor prioridade. Isso permite uma alocação eficiente de recursos de rede e ajuda a garantir que os aplicativos críticos recebam o desempenho necessário, mesmo em redes congestionadas.</text:p>
      <text:p text:style-name="Heading_20_4"><text:bookmark text:name="_tqkg8zcm7v8914"/>15) O que é o DSCP?</text:p>
      <text:p text:style-name="Standard"/>
      <text:p text:style-name="P8"><text:span text:style-name="T2">DSCP significa Differentiated Services Code Point, que é um campo de seis bits no cabeçalho IP usado para definir a classe de serviço e a política de tratamento de pacotes em redes que implementam o modelo DiffServ (Differentiated Services).</text:span></text:p>
      <text:p text:style-name="P10">O DSCP é utilizado para marcar pacotes IP com uma determinada marcação de tráfego, indicando a classe de serviço à qual o pacote pertence. Essa marcação é usada pelos dispositivos de rede, como roteadores e switches, para tomar decisões sobre como tratar o tráfego com base em políticas de QoS.</text:p>
      <text:p text:style-name="P10">O campo DSCP permite que até 64 diferentes classes de serviço sejam definidas, o que oferece uma ampla gama de opções para priorização e tratamento diferenciado de tráfego. Cada valor de DSCP está associado a uma determinada política de QoS, como priorização, limitação de taxa, descarte seletivo ou tratamento de congestionamento.</text:p>
      <text:p text:style-name="P10">Por exemplo, um pacote de voz pode ser marcado com um DSCP que indica alta prioridade, enquanto um pacote de transferência de arquivos pode ser marcado com um DSCP que indica baixa prioridade. Com base nessas marcações, os dispositivos de rede podem aplicar políticas de QoS apropriadas para garantir que os requisitos de desempenho dos diferentes <text:soft-page-break/>tipos de tráfego sejam atendidos.</text:p>
      <text:p text:style-name="P10">Em resumo, o DSCP é um campo no cabeçalho IP usado para marcar pacotes com informações sobre a classe de serviço e a política de tratamento de tráfego, permitindo uma implementação eficaz do modelo DiffServ de Qualidade de Serviço (QoS) em redes IP.</text:p>
      <text:p text:style-name="Heading_20_4"><text:bookmark text:name="_tqkg8zcm7v8915"/>16) O que é o PHB?</text:p>
      <text:p text:style-name="Standard"/>
      <text:p text:style-name="P10">PHB significa Per-Hop Behavior (Comportamento por Salto). É um conceito utilizado no modelo DiffServ (Differentiated Services) para descrever como os dispositivos de rede, como roteadores, devem tratar pacotes com base em suas marcações de DSCP (Differentiated Services Code Point).</text:p>
      <text:p text:style-name="P10">Em essência, o PHB define o comportamento que deve ser aplicado a um pacote em cada salto (ou hop) ao longo de seu caminho pela rede. Existem várias classes de PHB definidas no DiffServ, cada uma descrevendo um conjunto específico de regras para o tratamento de pacotes. Alguns exemplos de PHBs incluem:</text:p>
      <text:list xml:id="list729651282" text:style-name="L15">
        <text:list-item>
          <text:p text:style-name="P51"><text:span text:style-name="Strong_20_Emphasis"><text:span text:style-name="T3">PHB de encaminhamento de expedição (EF - Expedited Forwarding)</text:span></text:span><text:span text:style-name="T2">:</text:span></text:p>
          <text:list>
            <text:list-item>
              <text:p text:style-name="P35">Este PHB é geralmente usado para tráfego de tempo real e de alta prioridade, como voz sobre IP (VoIP). Os pacotes marcados com DSCP associado ao EF devem receber tratamento preferencial e serem encaminhados de forma rápida e previsível pela rede, minimizando a latência e a variação do atraso.</text:p>
            </text:list-item>
          </text:list>
        </text:list-item>
        <text:list-item>
          <text:p text:style-name="P51"><text:span text:style-name="Strong_20_Emphasis"><text:span text:style-name="T3">PHB de encaminhamento assegurado (AF - Assured Forwarding)</text:span></text:span><text:span text:style-name="T2">:</text:span></text:p>
          <text:list>
            <text:list-item>
              <text:p text:style-name="P35">Este PHB é projetado para fornecer garantias de QoS para diferentes classes de tráfego. Os pacotes marcados com DSCP associado ao AF devem receber tratamento diferenciado com base na classe de serviço, garantindo largura de banda mínima e latência controlada, mas com uma abordagem mais flexível do que o PHB EF.</text:p>
            </text:list-item>
          </text:list>
        </text:list-item>
        <text:list-item>
          <text:p text:style-name="P51"><text:span text:style-name="Strong_20_Emphasis"><text:span text:style-name="T3">PHB de descarte de melhor esforço (BE - Best Effort)</text:span></text:span><text:span text:style-name="T2">:</text:span></text:p>
          <text:list>
            <text:list-item>
              <text:p text:style-name="P36">Este é o PHB padrão usado para tráfego não marcado ou marcado com DSCP associado ao tráfego de melhor esforço. Os pacotes com esse PHB são tratados de forma convencional, sem garantias de QoS específicas. Eles são encaminhados com base nas políticas de encaminhamento padrão da rede, sem tratamento prioritário.</text:p>
            </text:list-item>
          </text:list>
        </text:list-item>
      </text:list>
      <text:p text:style-name="P10">O conceito de PHB permite que os administradores de rede definam diferentes comportamentos de encaminhamento e tratamento de tráfego com base em suas necessidades e políticas de QoS. Isso facilita a implementação de QoS em redes IP, garantindo que diferentes tipos de tráfego recebam o tratamento adequado ao longo de seu caminho pela rede.</text:p>
      <text:p text:style-name="Heading_20_4"><text:bookmark text:name="_tqkg8zcm7v8916"/>17) Cite e explique o princípio de 3 tipos de filas.</text:p>
      <text:p text:style-name="Standard"/>
      <text:p text:style-name="P13"><text:soft-page-break/>O princípio dos 3 tipos de filas é uma abordagem comum no gerenciamento de filas de pacotes em dispositivos de rede para implementar políticas de Qualidade de Serviço (QoS). Este princípio envolve a divisão do tráfego em três tipos diferentes de filas, cada uma com uma prioridade diferente de encaminhamento. As três filas comuns são:</text:p>
      <text:list xml:id="list229652743" text:style-name="L16">
        <text:list-item>
          <text:p text:style-name="P52"><text:span text:style-name="Strong_20_Emphasis"><text:span text:style-name="T3">Fila Prioritária (Priority Queue)</text:span></text:span><text:span text:style-name="T3">:</text:span></text:p>
          <text:list>
            <text:list-item>
              <text:p text:style-name="P20">Nesta fila, os pacotes de alta prioridade são colocados e encaminhados primeiro, sem qualquer consideração pela fila de pacotes de menor prioridade. Isso garante que o tráfego crítico, como voz sobre IP (VoIP) ou vídeo em tempo real, seja tratado de forma preferencial, minimizando a latência e garantindo uma entrega rápida e confiável.</text:p>
            </text:list-item>
          </text:list>
        </text:list-item>
        <text:list-item>
          <text:p text:style-name="P52"><text:span text:style-name="Strong_20_Emphasis"><text:span text:style-name="T3">Fila de Fila Única (Single Queue)</text:span></text:span><text:span text:style-name="T3">:</text:span></text:p>
          <text:list>
            <text:list-item>
              <text:p text:style-name="P20">Esta fila, muitas vezes chamada de "fila padrão" ou "fila de melhor esforço", é usada para o tráfego de baixa prioridade que não exige tratamento especial. Os pacotes nesta fila são encaminhados apenas quando não há pacotes na fila prioritária. Isso garante que o tráfego crítico tenha prioridade sobre o tráfego de menor prioridade, mas o tráfego de menor prioridade ainda é encaminhado quando a largura de banda está disponível.</text:p>
            </text:list-item>
          </text:list>
        </text:list-item>
        <text:list-item>
          <text:p text:style-name="P52"><text:span text:style-name="Strong_20_Emphasis"><text:span text:style-name="T3">Fila de Limite de Taxa (Rate-Limited Queue)</text:span></text:span><text:span text:style-name="T3">:</text:span></text:p>
          <text:list>
            <text:list-item>
              <text:p text:style-name="P21">Esta fila é usada para controlar o tráfego de modo a limitar a taxa de transmissão para um determinado valor. Ela é usada para evitar que certos tipos de tráfego consumam toda a largura de banda disponível, garantindo que a largura de banda seja distribuída de forma equitativa entre diferentes classes de tráfego. Por exemplo, uma fila de limite de taxa pode ser usada para limitar a taxa de transmissão de tráfego de transferência de arquivos ou outros tipos de tráfego não críticos.</text:p>
            </text:list-item>
          </text:list>
        </text:list-item>
      </text:list>
      <text:p text:style-name="P13">Essas três filas são implementadas em dispositivos de rede, como roteadores e switches, para fornecer tratamento diferenciado de tráfego com base em suas prioridades e requisitos de QoS. Isso permite que as organizações otimizem o desempenho da rede, garantindo que o tráfego crítico receba tratamento preferencial, enquanto o tráfego de menor prioridade seja tratado de forma justa e eficiente.</text:p>
      <text:p text:style-name="Heading_20_4"><text:bookmark text:name="_tqkg8zcm7v8917"/>18) Cite e explique uma política de descarte.</text:p>
      <text:p text:style-name="Standard"/>
      <text:p text:style-name="P41"><text:span text:style-name="T2">Uma política de descarte é uma estratégia usada em dispositivos de rede para determinar quais pacotes serão descartados quando há congestionamento ou sobrecarga na rede. Existem várias políticas de descarte, cada uma com suas próprias características e </text:span><text:soft-page-break/><text:span text:style-name="T2">objetivos. Uma política comum de descarte é a política de descarte aleatório:</text:span></text:p>
      <text:list xml:id="list1282997063" text:style-name="L17">
        <text:list-item>
          <text:p text:style-name="P53"><text:span text:style-name="Strong_20_Emphasis"><text:span text:style-name="T3">Descarte Aleatório (Random Early Detection - RED)</text:span></text:span><text:span text:style-name="T3">:</text:span></text:p>
          <text:list>
            <text:list-item>
              <text:p text:style-name="P22">A política de descarte aleatório (RED) é uma abordagem proativa que visa prevenir o congestionamento em redes antes que ele ocorra. Nesta política, os roteadores monitoram continuamente o tamanho da fila de pacotes e, quando ela atinge um determinado limite pré-configurado (o limiar de congestionamento), começa a descartar pacotes de forma aleatória e proporcional à probabilidade de congestionamento. Isso significa que quanto maior a fila de pacotes, maior a probabilidade de um pacote ser descartado. O RED ajuda a evitar o congestionamento precoce na rede, permitindo que os hosts reduzam a taxa de transmissão antes que o congestionamento se torne severo, melhorando assim o desempenho geral da rede.</text:p>
            </text:list-item>
          </text:list>
        </text:list-item>
      </text:list>
      <text:p text:style-name="P10"><text:span text:style-name="T1">A implementação do RED geralmente envolve a configuração de parâmetros, como o limiar de congestionamento, a probabilidade de descarte e a sensibilidade à taxa de descarte. Esses parâmetros são ajustados com base nas características da rede e nos requisitos de QoS específicos para garantir um equilíbrio adequado entre prevenção de congestionamento e utilização eficiente da largura de band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12T17:47:56.247237645</dc:date>
    <meta:editing-duration>PT12M11S</meta:editing-duration>
    <meta:editing-cycles>3</meta:editing-cycles>
    <meta:document-statistic meta:table-count="0" meta:image-count="0" meta:object-count="0" meta:page-count="16" meta:paragraph-count="175" meta:word-count="6066" meta:character-count="38749" meta:non-whitespace-character-count="32967"/>
  </office:meta>
</office:document-meta>
</file>